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77.7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36" style:family="table-column">
      <style:table-column-properties fo:break-before="auto" style:column-width="105.22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co62" style:family="table-column">
      <style:table-column-properties fo:break-before="auto" style:column-width="28.35mm"/>
    </style:style>
    <style:style style:name="co63" style:family="table-column">
      <style:table-column-properties fo:break-before="auto" style:column-width="103.56mm"/>
    </style:style>
    <style:style style:name="co64" style:family="table-column">
      <style:table-column-properties fo:break-before="auto" style:column-width="10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#ffcc99" style:vertical-align="top"/>
    </style:style>
    <style:style style:name="ce28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transparent" style:vertical-align="top"/>
    </style:style>
    <style:style style:name="ce30" style:family="table-cell" style:parent-style-name="Default">
      <style:table-cell-properties style:text-align-source="value-type" style:repeat-content="false" style:vertical-align="top"/>
    </style:style>
    <style:style style:name="ce31" style:family="table-cell" style:parent-style-name="Default">
      <style:table-cell-properties style:text-align-source="value-type" style:repeat-content="false" fo:background-color="transparent" style:vertical-align="top"/>
    </style:style>
    <style:style style:name="ce32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4" style:family="table-cell" style:parent-style-name="Default">
      <style:table-cell-properties fo:background-color="#ff3333" style:vertical-align="top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vertical-align="top"/>
      <style:text-properties fo:color="#ff9900"/>
    </style:style>
    <style:style style:name="ce37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1" style:family="table-cell" style:parent-style-name="Default">
      <style:table-cell-properties fo:background-color="#99ccff" style:vertical-align="top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4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0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text-position="super 58%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9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3"> &gt; 1st terminal remote host = [broadcast]</text:span></text:p>
            <text:p> &gt; 1st terminal ports = 10000 / 10001</text:p>
            <text:p><text:span text:style-name="T13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</text:p>
          </table:table-cell>
          <table:table-cell/>
          <table:table-cell office:value-type="string" calcext:value-type="string">
            <text:p><text:s text:c="41"/>is 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3"> &gt; 1st terminal remote host = 192.168.188.255</text:span></text:p>
            <text:p> &gt; 1st terminal ports = 10000 / 10001</text:p>
            <text:p><text:span text:style-name="T13"> &gt; 1st terminal interface = network interface</text:span></text:p>
            <text:p><text:span text:style-name="T13"> &gt; 2nd terminal remote host = 192.168.188.255</text:span></text:p>
            <text:p> &gt; 2nd terminal ports = 10001 / 10000</text:p>
            <text:p><text:span text:style-name="T13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3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3"> &gt; Remote host = 192.168.188.255</text:span></text:p>
            <text:p><text:span text:style-name="T13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3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3">Create a UDP Server</text:span></text:p>
            <text:p><text:span text:style-name="T13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3">[On YAT DevelopmentComputer]</text:span></text:p>
            <text:p>Create a terminal using UDP/IP Client</text:p>
            <text:p> &gt; Remote host = [broadcast]</text:p>
            <text:p><text:span text:style-name="T13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PD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3"> &gt; Combined = ABCD&lt;BEL&gt;&lt;BS&gt;&lt;TAB&gt;XYZ</text:span></text:p>
            <text:p><text:span text:style-name="T13"> &gt; Partial line = ABCDEF\!(NoEOL)</text:span></text:p>
            <text:p><text:span text:style-name="T13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3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3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3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3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3">(&lt;TS&gt;) </text:span>ABCDE</text:p>
            <text:p><text:span text:style-name="T13">(&lt;TS&gt;) ABCD</text:span></text:p>
            <text:p><text:span text:style-name="T13">(&lt;TS&gt;) ABC</text:span></text:p>
            <text:p><text:span text:style-name="T13">(&lt;TS&gt;) AB</text:span></text:p>
            <text:p><text:span text:style-name="T13">(&lt;TS&gt;) A</text:span></text:p>
            <text:p><text:span text:style-name="T13">(&lt;TS&gt;) </text:span></text:p>
            <text:p><text:span text:style-name="T13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3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3">(&lt;TS&gt;) </text:span>ABCDE</text:p>
            <text:p><text:span text:style-name="T13">(&lt;TS&gt;) ABCD</text:span></text:p>
            <text:p><text:span text:style-name="T13">(&lt;TS&gt;) ABC</text:span></text:p>
            <text:p><text:span text:style-name="T13">(&lt;TS&gt;) AB</text:span></text:p>
            <text:p><text:span text:style-name="T13">(&lt;TS&gt;) A</text:span></text:p>
            <text:p><text:span text:style-name="T13">(&lt;TS&gt;) </text:span></text:p>
            <text:p><text:span text:style-name="T13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3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3">A</text:span></text:p>
            <text:p><text:span text:style-name="T13">AB</text:span></text:p>
            <text:p><text:span text:style-name="T13">ABC</text:span></text:p>
            <text:p><text:span text:style-name="T13">ABCD</text:span></text:p>
            <text:p><text:span text:style-name="T13">ABCDE</text:span></text:p>
            <text:p><text:span text:style-name="T13">ABCDEF</text:span></text:p>
            <text:p><text:span text:style-name="T13">ABCDEFG</text:span></text:p>
            <text:p><text:span text:style-name="T13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4">A</text:span></text:p>
            <text:p><text:span text:style-name="T14">AB</text:span></text:p>
            <text:p><text:span text:style-name="T14">ABC</text:span></text:p>
            <text:p><text:span text:style-name="T14">ABCD</text:span></text:p>
            <text:p><text:span text:style-name="T14">ABCD</text:span></text:p>
            <text:p><text:span text:style-name="T14">E</text:span></text:p>
            <text:p><text:span text:style-name="T14">ABCD</text:span></text:p>
            <text:p><text:span text:style-name="T14">EF</text:span></text:p>
            <text:p><text:span text:style-name="T14">ABCD</text:span></text:p>
            <text:p><text:span text:style-name="T14">EFG</text:span></text:p>
            <text:p><text:span text:style-name="T14">ABCD</text:span></text:p>
            <text:p><text:span text:style-name="T14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4">A</text:span><text:span text:style-name="T15"> </text:span><text:span text:style-name="T16">(1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5"> </text:span><text:span text:style-name="T16">(3)</text:span></text:p>
            <text:p><text:span text:style-name="T14">ABCD</text:span><text:span text:style-name="T15"> </text:span><text:span text:style-name="T16">(4)</text:span></text:p>
            <text:p><text:span text:style-name="T14">ABCD</text:span><text:span text:style-name="T15"> </text:span><text:span text:style-name="T16">(4)</text:span></text:p>
            <text:p><text:span text:style-name="T14">E</text:span><text:span text:style-name="T15"> </text:span><text:span text:style-name="T16">(1)</text:span></text:p>
            <text:p><text:span text:style-name="T14">ABCD</text:span><text:span text:style-name="T15"> </text:span><text:span text:style-name="T16">(4)</text:span></text:p>
            <text:p><text:span text:style-name="T14">EF</text:span><text:span text:style-name="T15"> </text:span><text:span text:style-name="T16">(2)</text:span></text:p>
            <text:p><text:span text:style-name="T14">ABCD</text:span><text:span text:style-name="T15"> </text:span><text:span text:style-name="T16">(4)</text:span></text:p>
            <text:p><text:span text:style-name="T14">EFG</text:span><text:span text:style-name="T15"> </text:span><text:span text:style-name="T16">(3)</text:span></text:p>
            <text:p><text:span text:style-name="T14">ABCD</text:span><text:span text:style-name="T15"> </text:span><text:span text:style-name="T16">(4)</text:span></text:p>
            <text:p><text:span text:style-name="T14">EFGH</text:span><text:span text:style-name="T15"> </text:span><text:span text:style-name="T16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4">A</text:span><text:span text:style-name="T17">&lt;CR&gt;&lt;LF&gt;</text:span><text:span text:style-name="T18"> </text:span><text:span text:style-name="T16">(3)</text:span></text:p>
            <text:p><text:span text:style-name="T14">AB</text:span><text:span text:style-name="T17">&lt;CR&gt;&lt;LF&gt;</text:span><text:span text:style-name="T18"> </text:span><text:span text:style-name="T16">(4)</text:span></text:p>
            <text:p><text:span text:style-name="T14">ABC</text:span><text:span text:style-name="T17">&lt;CR&gt;</text:span><text:span text:style-name="T18"> </text:span><text:span text:style-name="T16">(4)</text:span></text:p>
            <text:p><text:span text:style-name="T19">&lt;LF&gt;</text:span><text:span text:style-name="T20"> </text:span><text:span text:style-name="T21">(1)</text:span></text:p>
            <text:p><text:span text:style-name="T14">ABCD</text:span><text:span text:style-name="T15"> </text:span><text:span text:style-name="T16">(4)</text:span></text:p>
            <text:p><text:span text:style-name="T19">&lt;CR&gt;&lt;LF&gt;</text:span><text:span text:style-name="T20"> </text:span><text:span text:style-name="T21">(2)</text:span></text:p>
            <text:p><text:span text:style-name="T14">ABCD</text:span><text:span text:style-name="T15"> </text:span><text:span text:style-name="T16">(4)</text:span></text:p>
            <text:p><text:span text:style-name="T14">E</text:span><text:span text:style-name="T17">&lt;CR&gt;&lt;LF&gt;</text:span><text:span text:style-name="T18"> </text:span><text:span text:style-name="T16">(3)</text:span></text:p>
            <text:p><text:span text:style-name="T14">ABCD</text:span><text:span text:style-name="T15"> </text:span><text:span text:style-name="T16">(4)</text:span></text:p>
            <text:p><text:span text:style-name="T14">EF</text:span><text:span text:style-name="T17">&lt;CR&gt;&lt;LF&gt;</text:span><text:span text:style-name="T18"> </text:span><text:span text:style-name="T16">(4)</text:span></text:p>
            <text:p><text:span text:style-name="T14">ABCD</text:span><text:span text:style-name="T15"> </text:span><text:span text:style-name="T16">(4)</text:span></text:p>
            <text:p><text:span text:style-name="T14">EFG</text:span><text:span text:style-name="T17">&lt;CR&gt;</text:span><text:span text:style-name="T18"> </text:span><text:span text:style-name="T16">(4)</text:span></text:p>
            <text:p><text:span text:style-name="T19">&lt;LF&gt;</text:span><text:span text:style-name="T20"> </text:span><text:span text:style-name="T21">(1)</text:span></text:p>
            <text:p><text:span text:style-name="T14">ABCD</text:span><text:span text:style-name="T15"> </text:span><text:span text:style-name="T16">(4)</text:span></text:p>
            <text:p><text:span text:style-name="T14">EFGH</text:span><text:span text:style-name="T15"> </text:span><text:span text:style-name="T16">(4)</text:span></text:p>
            <text:p><text:span text:style-name="T19">&lt;CR&gt;&lt;LF&gt;</text:span><text:span text:style-name="T20"> </text:span><text:span text:style-name="T21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4">A</text:span><text:span text:style-name="T15"> </text:span><text:span text:style-name="T16">(1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5"> </text:span><text:span text:style-name="T16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4">A</text:span><text:span text:style-name="T17">&lt;CR&gt;&lt;LF&gt;</text:span><text:span text:style-name="T18"> </text:span><text:span text:style-name="T16">(3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7">&lt;CR&gt;&lt;LF&gt;</text:span><text:span text:style-name="T18"> </text:span><text:span text:style-name="T16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3" office:value-type="string" calcext:value-type="string">
            <text:p><text:span text:style-name="T14">A</text:span><text:span text:style-name="T17">&lt;CR&gt;&lt;LF&gt;</text:span><text:span text:style-name="T18"> </text:span><text:span text:style-name="T16">(3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7">&lt;CR&gt;&lt;LF&gt;</text:span><text:span text:style-name="T18"> </text:span><text:span text:style-name="T16">(5)</text:span></text:p>
            <text:p><text:span text:style-name="T14">ABCD</text:span><text:span text:style-name="T15"> </text:span><text:span text:style-name="T16">(4)</text:span></text:p>
          </table:table-cell>
          <table:table-cell office:value-type="string" calcext:value-type="string">
            <text:p/>
            <text:p/>
            <text:p/>
            <text:p><text:span text:style-name="T22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3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62" table:default-cell-style-name="ce18"/>
        <table:table-column table:style-name="co7" table:default-cell-style-name="ce18"/>
        <table:table-column table:style-name="co36" table:default-cell-style-name="ce18"/>
        <table:table-column table:style-name="co63" table:default-cell-style-name="ce18"/>
        <table:table-column table:style-name="co6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3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3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3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3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3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3">Note that display elements are text-only and no longer contain the underlying typed</text:span></text:p>
            <text:p><text:span text:style-name="T23">information such as the time stamp of the origin. Since the XML schema is strongly-</text:span></text:p>
            <text:p><text:span text:style-name="T23">typed again, the items need to be reconstructed. Not optimal, but simply a trade-off</text:span></text:p>
            <text:p><text:span text:style-name="T23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68:'YAT.Domain.Terminal'.E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.00.0000</text:date>, <text:time style:data-style-name="N2" text:time-value="10:25:37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1DT12H44M36S</meta:editing-duration>
    <meta:editing-cycles>414</meta:editing-cycles>
    <meta:generator>LibreOffice/6.1.5.2$Windows_X86_64 LibreOffice_project/90f8dcf33c87b3705e78202e3df5142b201bd805</meta:generator>
    <dc:date>2019-06-04T10:26:12.570000000</dc:date>
    <meta:print-date>2013-02-02T14:44:49.07</meta:print-date>
    <meta:document-statistic meta:table-count="13" meta:cell-count="1830" meta:object-count="0"/>
    <meta:user-defined meta:name="Info 1"/>
    <meta:user-defined meta:name="Info 2"/>
    <meta:user-defined meta:name="Info 3"/>
    <meta:user-defined meta:name="Info 4"/>
  </office:meta>
</office:document-meta>
</file>